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05in" style:use-optimal-column-width="false"/>
    </style:style>
    <style:style style:name="Table2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TableColumn56" style:family="table-column">
      <style:table-column-properties style:column-width="0.5888in" style:use-optimal-column-width="false"/>
    </style:style>
    <style:style style:name="TableColumn57" style:family="table-column">
      <style:table-column-properties style:column-width="0.5902in" style:use-optimal-column-width="false"/>
    </style:style>
    <style:style style:name="TableColumn58" style:family="table-column">
      <style:table-column-properties style:column-width="0.4923in" style:use-optimal-column-width="false"/>
    </style:style>
    <style:style style:name="TableColumn59" style:family="table-column">
      <style:table-column-properties style:column-width="0.4923in" style:use-optimal-column-width="false"/>
    </style:style>
    <style:style style:name="TableColumn60" style:family="table-column">
      <style:table-column-properties style:column-width="3.9375in" style:use-optimal-column-width="false"/>
    </style:style>
    <style:style style:name="TableColumn61" style:family="table-column">
      <style:table-column-properties style:column-width="0.4923in" style:use-optimal-column-width="false"/>
    </style:style>
    <style:style style:name="TableColumn62" style:family="table-column">
      <style:table-column-properties style:column-width="0.5909in" style:use-optimal-column-width="false"/>
    </style:style>
    <style:style style:name="Table55" style:family="table">
      <style:table-properties style:width="7.1847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67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68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69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70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77" style:parent-style-name="TableContents" style:family="paragraph">
      <style:text-properties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paragraph-properties fo:break-before="page"/>
    </style:style>
    <style:style style:name="P1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1" style:parent-style-name="Absatz-Standardschriftart" style:family="text">
      <style:text-properties fo:font-weight="bold" style:font-weight-asian="bold" style:font-weight-complex="bold"/>
    </style:style>
    <style:style style:name="P112" style:parent-style-name="Standard" style:family="paragraph">
      <style:text-properties fo:hyphenate="true"/>
    </style:style>
    <style:style style:name="P113" style:parent-style-name="Standard" style:family="paragraph">
      <style:text-properties fo:hyphenate="true"/>
    </style:style>
    <style:style style:name="P114" style:parent-style-name="Standard" style:family="paragraph">
      <style:text-properties fo:hyphenate="true"/>
    </style:style>
    <style:style style:name="P115" style:parent-style-name="Standard" style:family="paragraph">
      <style:text-properties fo:hyphenate="true"/>
    </style:style>
    <style:style style:name="P116" style:parent-style-name="Standard" style:family="paragraph">
      <style:paragraph-properties fo:break-before="page"/>
      <style:text-properties fo:hyphenate="true"/>
    </style:style>
    <style:style style:name="P117" style:parent-style-name="Standard" style:family="paragraph">
      <style:text-properties fo:hyphenate="true"/>
    </style:style>
    <style:style style:name="P11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T126" style:parent-style-name="Absatz-Standardschriftart" style:family="text">
      <style:text-properties fo:font-weight="bold" style:font-weight-asian="bold" style:font-weight-complex="bold"/>
    </style:style>
    <style:style style:name="P127" style:parent-style-name="Standard" style:family="paragraph">
      <style:paragraph-properties fo:break-before="page"/>
    </style:style>
    <style:style style:name="P12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fo:font-weight="bold" style:font-weight-asian="bold" style:font-weight-complex="bold"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font-weight="bold" style:font-weight-asian="bold" style:font-weight-complex="bold"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T147" style:parent-style-name="Absatz-Standardschriftart" style:family="text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T153" style:parent-style-name="Absatz-Standardschriftart" style:family="text">
      <style:text-properties fo:font-weight="bold" style:font-weight-asian="bold" style:font-weight-complex="bold"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paragraph-properties fo:break-before="page"/>
    </style:style>
    <style:style style:name="P1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font-weight="bold" style:font-weight-asian="bold" style:font-weight-complex="bold"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font-weight="bold" style:font-weight-asian="bold" style:font-weight-complex="bold"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T182" style:parent-style-name="Absatz-Standardschriftart" style:family="text">
      <style:text-properties fo:language="en" fo:country="US"/>
    </style:style>
    <style:style style:name="T183" style:parent-style-name="Absatz-Standardschriftart" style:family="text">
      <style:text-properties fo:font-weight="bold" style:font-weight-asian="bold" style:font-weight-complex="bold" fo:language="en" fo:country="US"/>
    </style:style>
    <style:style style:name="P184" style:parent-style-name="Standard" style:family="paragraph"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P186" style:parent-style-name="Standard" style:family="paragraph">
      <style:text-properties fo:language="en" fo:country="US"/>
    </style:style>
    <style:style style:name="P187" style:parent-style-name="Standard" style:family="paragraph">
      <style:paragraph-properties fo:break-before="page"/>
    </style:style>
    <style:style style:name="P188" style:parent-style-name="Standard" style:family="paragraph">
      <style:paragraph-properties fo:break-before="page"/>
      <style:text-properties fo:hyphenate="true"/>
    </style:style>
    <style:style style:name="TableColumn190" style:family="table-column">
      <style:table-column-properties style:column-width="1.0798in"/>
    </style:style>
    <style:style style:name="TableColumn191" style:family="table-column">
      <style:table-column-properties style:column-width="1.2791in"/>
    </style:style>
    <style:style style:name="TableColumn192" style:family="table-column">
      <style:table-column-properties style:column-width="0.9131in"/>
    </style:style>
    <style:style style:name="TableColumn193" style:family="table-column">
      <style:table-column-properties style:column-width="1.4493in"/>
    </style:style>
    <style:style style:name="TableColumn194" style:family="table-column">
      <style:table-column-properties style:column-width="1.9638in"/>
    </style:style>
    <style:style style:name="Table189" style:family="table">
      <style:table-properties style:width="6.6854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text-properties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text-properties fo:font-size="10pt" style:font-size-asian="10pt" style:font-size-complex="10p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text-properties fo:font-size="10pt" style:font-size-asian="10pt" style:font-size-complex="10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text-properties fo:font-size="10pt" style:font-size-asian="10pt" style:font-size-complex="10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text-properties fo:font-size="10pt" style:font-size-asian="10pt" style:font-size-complex="10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text-properties fo:font-size="10pt" style:font-size-asian="10pt" style:font-size-complex="10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text-properties fo:font-size="10pt" style:font-size-asian="10pt" style:font-size-complex="10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text-properties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text-properties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text-properties fo:font-size="10pt" style:font-size-asian="10pt" style:font-size-complex="10p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text-properties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text-properties fo:font-size="10pt" style:font-size-asian="10pt" style:font-size-complex="10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text-properties fo:font-size="10pt" style:font-size-asian="10pt" style:font-size-complex="10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text-properties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text-properties fo:font-size="10pt" style:font-size-asian="10pt" style:font-size-complex="10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text-properties fo:font-size="10pt" style:font-size-asian="10pt" style:font-size-complex="10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text-properties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text-properties fo:font-size="10pt" style:font-size-asian="10pt" style:font-size-complex="10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text-properties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text-properties fo:font-size="10pt" style:font-size-asian="10pt" style:font-size-complex="10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text-properties fo:font-size="10pt" style:font-size-asian="10pt" style:font-size-complex="10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fo:font-size="10pt" style:font-size-asian="10pt" style:font-size-complex="10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text-properties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text-properties fo:font-size="10pt" style:font-size-asian="10pt" style:font-size-complex="10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text-properties fo:font-size="10pt" style:font-size-asian="10pt" style:font-size-complex="10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text-properties fo:font-size="10pt" style:font-size-asian="10pt" style:font-size-complex="10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text-properties fo:font-size="10pt" style:font-size-asian="10pt" style:font-size-complex="10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text-properties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text-properties fo:font-size="10pt" style:font-size-asian="10pt" style:font-size-complex="10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text-properties fo:font-size="10pt" style:font-size-asian="10pt" style:font-size-complex="10pt"/>
    </style:style>
    <style:style style:name="P268" style:parent-style-name="Standard" style:family="paragraph">
      <style:text-properties fo:font-size="10pt" style:font-size-asian="10pt" style:font-size-complex="10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text-properties fo:font-size="10pt" style:font-size-asian="10pt" style:font-size-complex="10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text-properties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text-properties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text-properties fo:font-size="10pt" style:font-size-asian="10pt" style:font-size-complex="10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text-properties fo:font-size="10pt" style:font-size-asian="10pt" style:font-size-complex="10pt" fo:language="en" fo:country="US"/>
    </style:style>
    <style:style style:name="P280" style:parent-style-name="Standard" style:family="paragraph">
      <style:text-properties fo:font-size="10pt" style:font-size-asian="10pt" style:font-size-complex="10pt"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size="10pt" style:font-size-asian="10pt" style:font-size-complex="10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text-properties fo:font-size="10pt" style:font-size-asian="10pt" style:font-size-complex="10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text-properties fo:font-size="10pt" style:font-size-asian="10pt" style:font-size-complex="10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text-properties fo:font-size="10pt" style:font-size-asian="10pt" style:font-size-complex="10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text-properties fo:font-size="10pt" style:font-size-asian="10pt" style:font-size-complex="10pt" fo:language="en" fo:country="US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text-properties fo:font-size="10pt" style:font-size-asian="10pt" style:font-size-complex="10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text-properties fo:font-size="10pt" style:font-size-asian="10pt" style:font-size-complex="10pt" fo:language="en" fo:country="US"/>
    </style:style>
    <style:style style:name="P297" style:parent-style-name="Standard" style:family="paragraph">
      <style:text-properties fo:font-size="10pt" style:font-size-asian="10pt" style:font-size-complex="10pt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text-properties fo:font-size="10pt" style:font-size-asian="10pt" style:font-size-complex="10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text-properties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text-properties fo:font-size="10pt" style:font-size-asian="10pt" style:font-size-complex="10pt"/>
    </style:style>
    <style:style style:name="T304" style:parent-style-name="Absatz-Standardschriftart" style:family="text">
      <style:text-properties fo:font-size="10pt" style:font-size-asian="10pt" style:font-size-complex="10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text-properties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text-properties fo:font-size="10pt" style:font-size-asian="10pt" style:font-size-complex="10pt" fo:language="en" fo:country="US"/>
    </style:style>
    <style:style style:name="P310" style:parent-style-name="Standard" style:family="paragraph">
      <style:text-properties fo:font-size="10pt" style:font-size-asian="10pt" style:font-size-complex="10pt"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text-properties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text-properties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text-properties fo:font-size="10pt" style:font-size-asian="10pt" style:font-size-complex="10pt" fo:language="en" fo:country="US"/>
    </style:style>
    <style:style style:name="P317" style:parent-style-name="Standard" style:family="paragraph">
      <style:text-properties fo:font-size="10pt" style:font-size-asian="10pt" style:font-size-complex="10pt"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text-properties fo:font-size="10pt" style:font-size-asian="10pt" style:font-size-complex="10pt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Standard" style:family="paragraph">
      <style:text-properties fo:font-size="10pt" style:font-size-asian="10pt" style:font-size-complex="10pt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text-properties fo:font-size="10pt" style:font-size-asian="10pt" style:font-size-complex="10pt" fo:language="en" fo:country="U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text-properties fo:font-size="10pt" style:font-size-asian="10pt" style:font-size-complex="10pt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text-properties fo:font-size="10pt" style:font-size-asian="10pt" style:font-size-complex="10pt" fo:language="en" fo:country="US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fo:font-size="10pt" style:font-size-asian="10pt" style:font-size-complex="10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text-properties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text-properties fo:font-size="10pt" style:font-size-asian="10pt" style:font-size-complex="10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text-properties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text-properties fo:font-size="10pt" style:font-size-asian="10pt" style:font-size-complex="10pt" fo:language="en" fo:country="US"/>
    </style:style>
    <style:style style:name="P340" style:parent-style-name="Standard" style:family="paragraph">
      <style:text-properties fo:font-size="10pt" style:font-size-asian="10pt" style:font-size-complex="10pt" fo:language="en" fo:country="US"/>
    </style:style>
    <style:style style:name="P341" style:parent-style-name="Standard" style:family="paragraph">
      <style:text-properties fo:font-size="10pt" style:font-size-asian="10pt" style:font-size-complex="10pt" fo:language="en" fo:country="US"/>
    </style:style>
    <style:style style:name="P342" style:parent-style-name="Standard" style:family="paragraph">
      <style:text-properties fo:font-size="10pt" style:font-size-asian="10pt" style:font-size-complex="10pt" fo:language="en" fo:country="US"/>
    </style:style>
    <style:style style:name="P343" style:parent-style-name="Standard" style:family="paragraph">
      <style:text-properties fo:font-size="10pt" style:font-size-asian="10pt" style:font-size-complex="10pt" fo:language="en" fo:country="US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text-properties fo:font-size="10pt" style:font-size-asian="10pt" style:font-size-complex="10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text-properties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text-properties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text-properties fo:font-size="10pt" style:font-size-asian="10pt" style:font-size-complex="10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text-properties fo:font-size="10pt" style:font-size-asian="10pt" style:font-size-complex="10pt" fo:language="en" fo:country="US"/>
    </style:style>
    <style:style style:name="P355" style:parent-style-name="Standard" style:family="paragraph">
      <style:text-properties fo:font-size="10pt" style:font-size-asian="10pt" style:font-size-complex="10pt" fo:language="en" fo:country="US"/>
    </style:style>
    <style:style style:name="P356" style:parent-style-name="Standard" style:family="paragraph">
      <style:text-properties fo:font-size="10pt" style:font-size-asian="10pt" style:font-size-complex="10pt" fo:language="en" fo:country="US"/>
    </style:style>
    <style:style style:name="P357" style:parent-style-name="Standard" style:family="paragraph">
      <style:text-properties fo:font-size="10pt" style:font-size-asian="10pt" style:font-size-complex="10pt" fo:language="en" fo:country="US"/>
    </style:style>
    <style:style style:name="P358" style:parent-style-name="Standard" style:family="paragraph">
      <style:text-properties fo:font-size="10pt" style:font-size-asian="10pt" style:font-size-complex="10pt" fo:language="en" fo:country="US"/>
    </style:style>
    <style:style style:name="P359" style:parent-style-name="Standard" style:family="paragraph">
      <style:text-properties fo:font-size="10pt" style:font-size-asian="10pt" style:font-size-complex="10pt" fo:language="en" fo:country="US"/>
    </style:style>
    <style:style style:name="P360" style:parent-style-name="Standard" style:family="paragraph">
      <style:text-properties fo:language="en" fo:country="US"/>
    </style:style>
    <style:style style:name="P361" style:parent-style-name="Standard" style:family="paragraph">
      <style:text-properties fo:language="en" fo:country="US"/>
    </style:style>
    <style:style style:name="P362" style:parent-style-name="Standard" style:family="paragraph">
      <style:paragraph-properties fo:break-before="page"/>
      <style:text-properties fo:hyphenate="true"/>
    </style:style>
    <style:style style:name="P363" style:parent-style-name="Standard" style:family="paragraph">
      <style:paragraph-properties fo:text-align="center"/>
      <style:text-properties fo:color="#000000"/>
    </style:style>
    <style:style style:name="P364" style:parent-style-name="Standard" style:family="paragraph">
      <style:paragraph-properties fo:text-align="center"/>
    </style:style>
    <style:style style:name="T365" style:parent-style-name="Absatz-Standardschriftart" style:family="text">
      <style:text-properties fo:color="#000000" fo:font-size="8pt" style:font-size-asian="8pt" style:font-size-complex="8pt"/>
    </style:style>
    <style:style style:name="P366" style:parent-style-name="Standard" style:family="paragraph">
      <style:paragraph-properties fo:text-align="center"/>
    </style:style>
    <style:style style:name="T367" style:parent-style-name="Absatz-Standardschriftart" style:family="text">
      <style:text-properties fo:color="#000000" fo:font-size="8pt" style:font-size-asian="8pt" style:font-size-complex="8pt"/>
    </style:style>
    <style:style style:name="P368" style:parent-style-name="Standard" style:family="paragraph">
      <style:paragraph-properties fo:text-align="center"/>
    </style:style>
    <style:style style:name="T369" style:parent-style-name="Absatz-Standardschriftart" style:family="text">
      <style:text-properties fo:color="#000000" fo:font-size="8pt" style:font-size-asian="8pt" style:font-size-complex="8pt"/>
    </style:style>
    <style:style style:name="P370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71" style:parent-style-name="Standard" style:family="paragraph">
      <style:paragraph-properties fo:text-align="center"/>
    </style:style>
    <style:style style:name="T372" style:parent-style-name="Absatz-Standardschriftart" style:family="text">
      <style:text-properties fo:color="#000000" fo:font-size="8pt" style:font-size-asian="8pt" style:font-size-complex="8pt"/>
    </style:style>
    <style:style style:name="P373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74" style:parent-style-name="Standard" style:family="paragraph">
      <style:paragraph-properties fo:text-align="center"/>
    </style:style>
    <style:style style:name="T375" style:parent-style-name="Absatz-Standardschriftart" style:family="text">
      <style:text-properties fo:color="#000000" fo:font-size="8pt" style:font-size-asian="8pt" style:font-size-complex="8pt"/>
    </style:style>
    <style:style style:name="P376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77" style:parent-style-name="Standard" style:family="paragraph">
      <style:paragraph-properties fo:text-align="center"/>
    </style:style>
    <style:style style:name="T378" style:parent-style-name="Absatz-Standardschriftart" style:family="text">
      <style:text-properties fo:color="#000000" fo:font-size="8pt" style:font-size-asian="8pt" style:font-size-complex="8pt"/>
    </style:style>
    <style:style style:name="P379" style:parent-style-name="Standard" style:family="paragraph">
      <style:paragraph-properties fo:text-align="center"/>
    </style:style>
    <style:style style:name="T380" style:parent-style-name="Absatz-Standardschriftart" style:family="text">
      <style:text-properties fo:color="#000000" fo:font-size="8pt" style:font-size-asian="8pt" style:font-size-complex="8pt"/>
    </style:style>
    <style:style style:name="P381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82" style:parent-style-name="Standard" style:family="paragraph">
      <style:paragraph-properties fo:text-align="center"/>
    </style:style>
    <style:style style:name="T383" style:parent-style-name="Absatz-Standardschriftart" style:family="text">
      <style:text-properties fo:color="#000000" fo:font-size="8pt" style:font-size-asian="8pt" style:font-size-complex="8pt"/>
    </style:style>
    <style:style style:name="P384" style:parent-style-name="Standard" style:family="paragraph">
      <style:paragraph-properties fo:text-align="center"/>
    </style:style>
    <style:style style:name="T385" style:parent-style-name="Absatz-Standardschriftart" style:family="text">
      <style:text-properties fo:color="#000000" fo:font-size="8pt" style:font-size-asian="8pt" style:font-size-complex="8pt"/>
    </style:style>
    <style:style style:name="P386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87" style:parent-style-name="Standard" style:family="paragraph">
      <style:paragraph-properties fo:text-align="center"/>
    </style:style>
    <style:style style:name="T388" style:parent-style-name="Absatz-Standardschriftart" style:family="text">
      <style:text-properties fo:color="#000000" fo:font-size="8pt" style:font-size-asian="8pt" style:font-size-complex="8pt"/>
    </style:style>
    <style:style style:name="P389" style:parent-style-name="Standard" style:family="paragraph">
      <style:paragraph-properties fo:text-align="center"/>
    </style:style>
    <style:style style:name="T390" style:parent-style-name="Absatz-Standardschriftart" style:family="text">
      <style:text-properties fo:color="#000000" fo:font-size="8pt" style:font-size-asian="8pt" style:font-size-complex="8pt"/>
    </style:style>
    <style:style style:name="P391" style:parent-style-name="Standard" style:family="paragraph">
      <style:paragraph-properties fo:text-align="center"/>
      <style:text-properties fo:color="#000000"/>
    </style:style>
    <style:style style:name="P392" style:parent-style-name="Standard" style:family="paragraph">
      <style:paragraph-properties fo:text-align="center"/>
    </style:style>
    <style:style style:name="T393" style:parent-style-name="Absatz-Standardschriftart" style:family="text">
      <style:text-properties fo:color="#000000" fo:font-size="8pt" style:font-size-asian="8pt" style:font-size-complex="8pt"/>
    </style:style>
    <style:style style:name="P394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95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96" style:parent-style-name="Standard" style:family="paragraph">
      <style:paragraph-properties fo:text-align="center"/>
    </style:style>
    <style:style style:name="T397" style:parent-style-name="Absatz-Standardschriftart" style:family="text">
      <style:text-properties fo:color="#000000" fo:font-size="8pt" style:font-size-asian="8pt" style:font-size-complex="8pt"/>
    </style:style>
    <style:style style:name="P398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399" style:parent-style-name="Standard" style:family="paragraph">
      <style:paragraph-properties fo:text-align="center"/>
    </style:style>
    <style:style style:name="T400" style:parent-style-name="Absatz-Standardschriftart" style:family="text">
      <style:text-properties fo:color="#000000" fo:font-size="8pt" style:font-size-asian="8pt" style:font-size-complex="8pt"/>
    </style:style>
    <style:style style:name="P401" style:parent-style-name="Standard" style:family="paragraph">
      <style:paragraph-properties fo:text-align="center"/>
    </style:style>
    <style:style style:name="T402" style:parent-style-name="Absatz-Standardschriftart" style:family="text">
      <style:text-properties fo:color="#000000" fo:font-size="8pt" style:font-size-asian="8pt" style:font-size-complex="8pt"/>
    </style:style>
    <style:style style:name="P403" style:parent-style-name="Standard" style:family="paragraph">
      <style:paragraph-properties fo:text-align="center"/>
    </style:style>
    <style:style style:name="T404" style:parent-style-name="Absatz-Standardschriftart" style:family="text">
      <style:text-properties fo:color="#000000" fo:font-size="8pt" style:font-size-asian="8pt" style:font-size-complex="8pt"/>
    </style:style>
    <style:style style:name="P405" style:parent-style-name="Standard" style:family="paragraph">
      <style:paragraph-properties fo:text-align="center"/>
      <style:text-properties fo:color="#000000" fo:font-size="8pt" style:font-size-asian="8pt" style:font-size-complex="8pt"/>
    </style:style>
    <style:style style:name="P406" style:parent-style-name="Standard" style:family="paragraph">
      <style:paragraph-properties fo:text-align="center"/>
    </style:style>
    <style:style style:name="T407" style:parent-style-name="Absatz-Standardschriftart" style:family="text">
      <style:text-properties fo:color="#000000" fo:font-size="8pt" style:font-size-asian="8pt" style:font-size-complex="8pt"/>
    </style:style>
    <style:style style:name="P408" style:parent-style-name="Standard" style:family="paragraph">
      <style:paragraph-properties fo:text-align="center"/>
    </style:style>
    <style:style style:name="T409" style:parent-style-name="Absatz-Standardschriftart" style:family="text">
      <style:text-properties fo:color="#000000" fo:font-size="8pt" style:font-size-asian="8pt" style:font-size-complex="8pt"/>
    </style:style>
    <style:style style:name="P410" style:parent-style-name="Standard" style:family="paragraph">
      <style:paragraph-properties fo:text-align="center"/>
    </style:style>
    <style:style style:name="T411" style:parent-style-name="Absatz-Standardschriftart" style:family="text">
      <style:text-properties fo:color="#000000" fo:font-size="8pt" style:font-size-asian="8pt" style:font-size-complex="8pt"/>
    </style:style>
    <style:style style:family="graphic" style:name="a7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3">
      <style:graphic-properties draw:fill="none" draw:stroke="solid" svg:stroke-width="0.00694in" svg:stroke-color="#000000" draw:marker-start="a71" draw:marker-end="a72" svg:stroke-opacity="100%" draw:stroke-linejoin="miter" svg:stroke-linecap="butt"/>
    </style:style>
    <style:style style:family="graphic" style:name="a7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1">
      <style:graphic-properties draw:fill="none" draw:stroke="solid" svg:stroke-width="0.00694in" svg:stroke-color="#000000" draw:marker-end="a50" svg:stroke-opacity="100%" draw:stroke-linejoin="miter" svg:stroke-linecap="butt"/>
    </style:style>
    <style:style style:family="graphic" style:name="a76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4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4472c4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none" draw:stroke="solid" svg:stroke-width="0.00694in" svg:stroke-color="#4472c4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000000" draw:marker-end="a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7">
      <style:graphic-properties draw:fill="none" draw:stroke="solid" svg:stroke-width="0.00694in" svg:stroke-color="#000000" draw:marker-start="a35" draw:marker-end="a36" svg:stroke-opacity="100%" draw:stroke-linejoin="miter" svg:stroke-linecap="butt"/>
    </style:style>
    <style:style style:family="graphic" style:name="a12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3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5">
      <style:graphic-properties draw:fill="none" draw:stroke="solid" svg:stroke-width="0.00694in" svg:stroke-color="#000000" draw:marker-end="a14" svg:stroke-opacity="100%" draw:stroke-linejoin="miter" svg:stroke-linecap="butt"/>
    </style:style>
    <style:style style:family="graphic" style:name="a1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8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60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draw:fill="none" draw:stroke="solid" svg:stroke-width="0.00694in" svg:stroke-color="#000000" draw:marker-end="a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0694in" svg:stroke-color="#000000" draw:marker-start="a64" draw:marker-end="a65" svg:stroke-opacity="100%" draw:stroke-linejoin="miter" svg:stroke-linecap="butt"/>
    </style:style>
    <style:style style:family="graphic" style:name="a4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4">
      <style:graphic-properties draw:fill="none" draw:stroke="solid" svg:stroke-width="0.00694in" svg:stroke-color="#000000" draw:marker-start="a42" draw:marker-end="a43" svg:stroke-opacity="100%" draw:stroke-linejoin="miter" svg:stroke-linecap="butt"/>
    </style:style>
    <style:style style:family="graphic" style:name="a69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1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2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01969in" fo:padding-right="0.01969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0694in" svg:stroke-color="#000000" draw:marker-start="a1" draw:marker-end="a2" svg:stroke-opacity="100%" draw:stroke-linejoin="miter" svg:stroke-linecap="butt"/>
    </style:style>
    <style:style style:family="graphic" style:name="a28">
      <style:graphic-properties style:wrap="run-through" style:run-through="foreground" draw:fill="none" draw:stroke="solid" svg:stroke-width="0.00694in" svg:stroke-color="#4472c4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">
      <style:graphic-properties fo:wrap-option="wrap" fo:padding-top="0in" fo:padding-bottom="0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">
      <style:graphic-properties draw:fill="none" draw:stroke="solid" svg:stroke-width="0.00694in" svg:stroke-color="#000000" draw:marker-end="a8" svg:stroke-opacity="100%" draw:stroke-linejoin="miter" svg:stroke-linecap="butt"/>
    </style:style>
  </office:automatic-styles>
  <office:body>
    <office:text text:use-soft-page-breaks="true">
      <text:p text:style-name="P1">Botnet Strom Protokoll für I2C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Byte</text:p>
          </table:table-cell>
          <table:table-cell table:style-name="TableCell8">
            <text:p text:style-name="TableContents">400khz</text:p>
          </table:table-cell>
          <table:table-cell table:style-name="TableCell9">
            <text:p text:style-name="TableContents">1000khz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25us</text:p>
          </table:table-cell>
          <table:table-cell table:style-name="TableCell13">
            <text:p text:style-name="TableContents">10us</text:p>
          </table:table-cell>
        </table:table-row>
        <table:table-row table:style-name="TableRow14">
          <table:table-cell table:style-name="TableCell15">
            <text:p text:style-name="TableContents">2</text:p>
          </table:table-cell>
          <table:table-cell table:style-name="TableCell16">
            <text:p text:style-name="TableContents">50us</text:p>
          </table:table-cell>
          <table:table-cell table:style-name="TableCell17">
            <text:p text:style-name="TableContents">20us</text:p>
          </table:table-cell>
        </table:table-row>
        <table:table-row table:style-name="TableRow18">
          <table:table-cell table:style-name="TableCell19">
            <text:p text:style-name="TableContents">4</text:p>
          </table:table-cell>
          <table:table-cell table:style-name="TableCell20">
            <text:p text:style-name="TableContents">100us</text:p>
          </table:table-cell>
          <table:table-cell table:style-name="TableCell21">
            <text:p text:style-name="TableContents">40us</text:p>
          </table:table-cell>
        </table:table-row>
        <table:table-row table:style-name="TableRow22">
          <table:table-cell table:style-name="TableCell23">
            <text:p text:style-name="TableContents">8</text:p>
          </table:table-cell>
          <table:table-cell table:style-name="TableCell24">
            <text:p text:style-name="TableContents">200us</text:p>
          </table:table-cell>
          <table:table-cell table:style-name="TableCell25">
            <text:p text:style-name="TableContents">80us</text:p>
          </table:table-cell>
        </table:table-row>
        <table:table-row table:style-name="TableRow26">
          <table:table-cell table:style-name="TableCell27">
            <text:p text:style-name="TableContents">16</text:p>
          </table:table-cell>
          <table:table-cell table:style-name="TableCell28">
            <text:p text:style-name="TableContents">400us</text:p>
          </table:table-cell>
          <table:table-cell table:style-name="TableCell29">
            <text:p text:style-name="TableContents">160us</text:p>
          </table:table-cell>
        </table:table-row>
        <table:table-row table:style-name="TableRow30">
          <table:table-cell table:style-name="TableCell31">
            <text:p text:style-name="TableContents">32</text:p>
          </table:table-cell>
          <table:table-cell table:style-name="TableCell32">
            <text:p text:style-name="TableContents">800us</text:p>
          </table:table-cell>
          <table:table-cell table:style-name="TableCell33">
            <text:p text:style-name="TableContents">320us</text:p>
          </table:table-cell>
        </table:table-row>
        <table:table-row table:style-name="TableRow34">
          <table:table-cell table:style-name="TableCell35">
            <text:p text:style-name="TableContents">64</text:p>
          </table:table-cell>
          <table:table-cell table:style-name="TableCell36">
            <text:p text:style-name="TableContents">1600us</text:p>
          </table:table-cell>
          <table:table-cell table:style-name="TableCell37">
            <text:p text:style-name="TableContents">640us</text:p>
          </table:table-cell>
        </table:table-row>
        <table:table-row table:style-name="TableRow38">
          <table:table-cell table:style-name="TableCell39">
            <text:p text:style-name="TableContents">128</text:p>
          </table:table-cell>
          <table:table-cell table:style-name="TableCell40">
            <text:p text:style-name="TableContents">3200us</text:p>
          </table:table-cell>
          <table:table-cell table:style-name="TableCell41">
            <text:p text:style-name="TableContents">1280us</text:p>
          </table:table-cell>
        </table:table-row>
        <table:table-row table:style-name="TableRow42">
          <table:table-cell table:style-name="TableCell43">
            <text:p text:style-name="TableContents">256</text:p>
          </table:table-cell>
          <table:table-cell table:style-name="TableCell44">
            <text:p text:style-name="TableContents">6400us</text:p>
          </table:table-cell>
          <table:table-cell table:style-name="TableCell45">
            <text:p text:style-name="TableContents">2560us</text:p>
          </table:table-cell>
        </table:table-row>
        <table:table-row table:style-name="TableRow46">
          <table:table-cell table:style-name="TableCell47">
            <text:p text:style-name="TableContents">1024</text:p>
          </table:table-cell>
          <table:table-cell table:style-name="TableCell48">
            <text:p text:style-name="TableContents">25600us</text:p>
          </table:table-cell>
          <table:table-cell table:style-name="TableCell49">
            <text:p text:style-name="TableContents">10240us</text:p>
          </table:table-cell>
        </table:table-row>
      </table:table>
      <text:p text:style-name="Standard"/>
      <text:p text:style-name="Standard">BN-Header:<text:s/>{Data} [[DAD DAD] [DAS DAS]] [[DA DA] [SA SA]] ABCD.0SSS</text:p>
      <text:p text:style-name="Standard"/>
      <text:p text:style-name="Standard">Kontrollbyte: ABCD.0SSS: Letztes Byte in der Nachricht</text:p>
      <text:p text:style-name="P50">A: int. Adress Included: 0: no Adress (short internal message) 1: int Adress (internal message)</text:p>
      <text:p text:style-name="P51">B: ext. Adress Included: 0: int. Adress 1: ext<text:s/>Adress</text:p>
      <text:p text:style-name="P52">C: Reserved (Age Included)</text:p>
      <text:p text:style-name="P53">D: Reserved (Ack requested)</text:p>
      <text:p text:style-name="P54"/>
      <text:p text:style-name="Standard">Minimal Nachrichtenlänge: 3Byte</text:p>
      <text:p text:style-name="Standard">Maximal Nachrichtenlänge: 64Byte</text:p>
      <text:p text:style-name="Standard">Minimal Datenbereich: 1Byte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ableContents">A</text:p>
            <text:p text:style-name="TableContents">int</text:p>
            <text:p text:style-name="TableContents">Adress</text:p>
          </table:table-cell>
          <table:table-cell table:style-name="TableCell65">
            <text:p text:style-name="TableContents">B</text:p>
            <text:p text:style-name="TableContents">ext</text:p>
            <text:p text:style-name="TableContents">Adress</text:p>
          </table:table-cell>
          <table:table-cell table:style-name="TableCell66">
            <text:p text:style-name="TableContents">C</text:p>
            <text:p text:style-name="TableContents">-</text:p>
          </table:table-cell>
          <table:table-cell table:style-name="TableCell67">
            <text:p text:style-name="TableContents">D</text:p>
            <text:p text:style-name="TableContents">-</text:p>
          </table:table-cell>
          <table:table-cell table:style-name="TableCell68">
            <text:p text:style-name="TableContents"/>
          </table:table-cell>
          <table:table-cell table:style-name="TableCell69">
            <text:p text:style-name="TableContents">Len [Byte]</text:p>
          </table:table-cell>
          <table:table-cell table:style-name="TableCell70">
            <text:p text:style-name="TableContents">Len<text:s/></text:p>
            <text:p text:style-name="TableContents">Daten</text:p>
          </table:table-cell>
        </table:table-row>
        <table:table-row table:style-name="TableRow71">
          <table:table-cell table:style-name="TableCell72">
            <text:p text:style-name="TableContents">0</text:p>
          </table:table-cell>
          <table:table-cell table:style-name="TableCell73">
            <text:p text:style-name="TableContents">0</text:p>
          </table:table-cell>
          <table:table-cell table:style-name="TableCell74">
            <text:p text:style-name="TableContents">0</text:p>
          </table:table-cell>
          <table:table-cell table:style-name="TableCell75">
            <text:p text:style-name="TableContents">0</text:p>
          </table:table-cell>
          <table:table-cell table:style-name="TableCell76">
            <text:p text:style-name="P77">{Data} ABCD.0SSS</text:p>
          </table:table-cell>
          <table:table-cell table:style-name="TableCell78">
            <text:p text:style-name="TableContents">1</text:p>
          </table:table-cell>
          <table:table-cell table:style-name="TableCell79">
            <text:p text:style-name="TableContents">1-63</text:p>
          </table:table-cell>
        </table:table-row>
        <table:table-row table:style-name="TableRow80">
          <table:table-cell table:style-name="TableCell81">
            <text:p text:style-name="TableContents">1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0</text:p>
          </table:table-cell>
          <table:table-cell table:style-name="TableCell84">
            <text:p text:style-name="TableContents">0</text:p>
          </table:table-cell>
          <table:table-cell table:style-name="TableCell85">
            <text:p text:style-name="P86">{Data} [DA DA SA SA] ABCD.0SSS</text:p>
          </table:table-cell>
          <table:table-cell table:style-name="TableCell87">
            <text:p text:style-name="TableContents">5</text:p>
          </table:table-cell>
          <table:table-cell table:style-name="TableCell88">
            <text:p text:style-name="TableContents">1-59</text:p>
          </table:table-cell>
        </table:table-row>
        <table:table-row table:style-name="TableRow89">
          <table:table-cell table:style-name="TableCell90">
            <text:p text:style-name="TableContents">0</text:p>
          </table:table-cell>
          <table:table-cell table:style-name="TableCell91">
            <text:p text:style-name="TableContents">1</text:p>
          </table:table-cell>
          <table:table-cell table:style-name="TableCell92">
            <text:p text:style-name="TableContents">0</text:p>
          </table:table-cell>
          <table:table-cell table:style-name="TableCell93">
            <text:p text:style-name="TableContents">0</text:p>
          </table:table-cell>
          <table:table-cell table:style-name="TableCell94">
            <text:p text:style-name="P95">n.a.</text:p>
          </table:table-cell>
          <table:table-cell table:style-name="TableCell96">
            <text:p text:style-name="TableContents">-</text:p>
          </table:table-cell>
          <table:table-cell table:style-name="TableCell97">
            <text:p text:style-name="TableContents">-</text:p>
          </table:table-cell>
        </table:table-row>
        <table:table-row table:style-name="TableRow98">
          <table:table-cell table:style-name="TableCell99">
            <text:p text:style-name="TableContents">1</text:p>
          </table:table-cell>
          <table:table-cell table:style-name="TableCell100">
            <text:p text:style-name="TableContents">1</text:p>
          </table:table-cell>
          <table:table-cell table:style-name="TableCell101">
            <text:p text:style-name="TableContents">0</text:p>
          </table:table-cell>
          <table:table-cell table:style-name="TableCell102">
            <text:p text:style-name="TableContents">0</text:p>
          </table:table-cell>
          <table:table-cell table:style-name="TableCell103">
            <text:p text:style-name="P104">{Data} [DAD DAD] [DAS DAS] [DA DA SA SA] ABCD.0SSS</text:p>
          </table:table-cell>
          <table:table-cell table:style-name="TableCell105">
            <text:p text:style-name="TableContents">9</text:p>
          </table:table-cell>
          <table:table-cell table:style-name="TableCell106">
            <text:p text:style-name="TableContents">1-55</text:p>
          </table:table-cell>
        </table:table-row>
      </table:table>
      <text:p text:style-name="Standard"/>
      <text:p text:style-name="Standard">SSS: Msg Typ</text:p>
      <text:p text:style-name="Standard">0: Standard-Message</text:p>
      <text:p text:style-name="Standard">1: Stream</text:p>
      <text:p text:style-name="Standard">2: Packet</text:p>
      <text:p text:style-name="Standard">3: MultiMsg</text:p>
      <text:p text:style-name="Standard">4..6: frei</text:p>
      <text:p text:style-name="Standard">7: Ack-Nachricht</text:p>
      <text:p text:style-name="Standard"/>
      <text:p text:style-name="P107">DA = Destination Adress, SA =<text:s/>Source Adress</text:p>
      <text:p text:style-name="P108">DAD = Device Adress Destination, DAS = Device Adress Source</text:p>
      <text:p text:style-name="Standard">(AG = Alter, Jedesmal wenn die Nachricht weitergleitet wird, Alter++)</text:p>
      <text:p text:style-name="P109"/>
      <text:p text:style-name="P110">Msg Protokoll:</text:p>
      <text:p text:style-name="Standard"/>
      <text:p text:style-name="Standard">DA: Datenanzahl = Header.PS – sizeof(BN-Header) – 1 // bei kurz</text:p>
      <text:p text:style-name="Standard">DA: Datenanzahl = Header.PS – sizeof(BN-Header) – 2 // bei lang</text:p>
      <text:p text:style-name="Standard"/>
      <text:p text:style-name="Standard">MI1 [MI2] MD[0..DA]</text:p>
      <text:p text:style-name="Standard"/>
      <text:p text:style-name="Standard">MI1: 8 Bit Msg Index: 0..255</text:p>
      <text:p text:style-name="Standard"><text:tab/><text:tab/><text:tab/><text:s text:c="2"/>Bit 0..6:</text:p>
      <text:p text:style-name="Standard"><text:s text:c="37"/>0..31: Index Subsystems</text:p>
      <text:p text:style-name="Standard"><text:s text:c="37"/>32..: Index Msg</text:p>
      <text:p text:style-name="Standard"><text:s text:c="37"/>Bit: 7: 0: Kurz-&gt;Nur MI1; 1: Lang-&gt;MI2 Erweiterung</text:p>
      <text:p text:style-name="Standard"/>
      <text:p text:style-name="Standard"/>
      <text:p text:style-name="Standard">MD[x]: Msg Daten</text:p>
      <text:p text:style-name="Standard"/>
      <text:p text:style-name="Standard"><text:span text:style-name="T111">Acknowlege: MI1 [MI2] MD0</text:span></text:p>
      <text:p text:style-name="Standard"/>
      <text:p text:style-name="Standard">MD0 <text:s text:c="2"/>= Acknowlege</text:p>
      <text:p text:style-name="Standard">0: ACK</text:p>
      <text:p text:style-name="Standard">1: NACK -&gt; Nochmals senden</text:p>
      <text:p text:style-name="Standard">2: NACK -&gt; Nachricht unbekannt</text:p>
      <text:p text:style-name="Standard">3..15: frei</text:p>
      <text:p text:style-name="Standard"/>
      <text:p text:style-name="P112">Index Subsystem:</text:p>
      <text:p text:style-name="P113">0: Reserviert</text:p>
      <text:p text:style-name="P114">1: Weiterleiten zum Stream<text:s/>Stream System</text:p>
      <text:p text:style-name="P115">2: Mem Subsystem</text:p>
      <text:p text:style-name="P116"/>
      <text:p text:style-name="P117"/>
      <text:p text:style-name="Standard"/>
      <text:p text:style-name="P118">Multi Msg Protokoll:</text:p>
      <text:p text:style-name="P119"/>
      <text:p text:style-name="P120">SSNN NNNN</text:p>
      <text:p text:style-name="P121"/>
      <text:p text:style-name="P122">SS: Msg Typ</text:p>
      <text:p text:style-name="P123">0: Standard-Message</text:p>
      <text:p text:style-name="P124">1: Stream-Subsystem</text:p>
      <text:p text:style-name="P125">2: Packet</text:p>
      <text:p text:style-name="Standard">3: reserved</text:p>
      <text:p text:style-name="Standard"/>
      <text:p text:style-name="Standard">NN.NNNN <text:s/>= Größe der Nachricht: 6 Bit 0..63</text:p>
      <text:p text:style-name="Standard"/>
      <text:p text:style-name="Standard"><text:span text:style-name="T126">Acknowlege: MD0</text:span></text:p>
      <text:p text:style-name="Standard"/>
      <text:p text:style-name="Standard">MD0 <text:s text:c="2"/>= Acknowlege</text:p>
      <text:p text:style-name="Standard">0: ACK</text:p>
      <text:p text:style-name="Standard">1: NACK -&gt;<text:s/>Nochmals senden</text:p>
      <text:p text:style-name="Standard">2..15: frei</text:p>
      <text:p text:style-name="P127"/>
      <text:p text:style-name="P128">Datenstrom Protokoll:</text:p>
      <text:p text:style-name="Standard"/>
      <text:p text:style-name="Standard"/>
      <text:p text:style-name="P129">DS-Header: Cxxx.IIII</text:p>
      <text:p text:style-name="P130"/>
      <text:p text:style-name="P131">Cxxx: Daten/Command 1 Bit</text:p>
      <text:p text:style-name="P132">0 = Daten xxx = 0</text:p>
      <text:p text:style-name="P133">1 = Command/Cfg xxx = Kommando</text:p>
      <text:p text:style-name="P134"/>
      <text:p text:style-name="P135">IIII <text:s text:c="9"/>= <text:s/>Stream Index 0..15</text:p>
      <text:p text:style-name="Standard">0: Default für Diag/Konsole</text:p>
      <text:p text:style-name="Standard">1..15: frei</text:p>
      <text:p text:style-name="Standard"/>
      <text:p text:style-name="Standard"/>
      <text:p text:style-name="P136">Daten: SD[0..DA]</text:p>
      <text:p text:style-name="Standard"/>
      <text:p text:style-name="Standard">xxx <text:s text:c="2"/>=<text:s/>Nachrichten Index <text:s/>3 Bit 0..7</text:p>
      <text:p text:style-name="Standard"/>
      <text:p text:style-name="Standard">SD: Stream Daten</text:p>
      <text:p text:style-name="Standard"/>
      <text:p text:style-name="P137">DA: Datenanzahl = BN-Header.PS – sizeof(BN-Header) - sizeof(DS-Header)</text:p>
      <text:p text:style-name="P138"/>
      <text:p text:style-name="P139">Commands: Cxxx.NNNN SD0 SD1 SD2</text:p>
      <text:p text:style-name="P140"/>
      <text:p text:style-name="P141">xxx <text:s text:c="2"/>= Command</text:p>
      <text:p text:style-name="P142">0: Ack: Details in SD0</text:p>
      <text:p text:style-name="P143"><text:s text:c="7"/>SD0 <text:s/>= 0: Ack</text:p>
      <text:p text:style-name="P144"><text:s text:c="7"/>SD0 != 0: Nack</text:p>
      <text:p text:style-name="P145">1: Re-Init des Strombuffers</text:p>
      <text:p text:style-name="P146">2: Connect Strom-Port destination to BN_ID:StromID given by SD0SD1:SD2</text:p>
      <text:p text:style-name="Standard"><text:span text:style-name="T147"><text:s text:c="5"/></text:span>SD0SD1 = Botnet Adresse, 0 für interne verbindung, SD2 Port</text:p>
      <text:p text:style-name="P148">3: Disconnect/Free port, SD0 Port</text:p>
      <text:p text:style-name="P149">4..15: Reserved</text:p>
      <text:p text:style-name="P150"/>
      <text:p text:style-name="P151"/>
      <text:p text:style-name="P152"/>
      <text:p text:style-name="Standard"><text:span text:style-name="T153">Acknowledge: 1000.NNNN SD0</text:span></text:p>
      <text:p text:style-name="P154"/>
      <text:p text:style-name="P155">SD0 <text:s text:c="2"/>= Acknowledge</text:p>
      <text:p text:style-name="P156">0: ACK</text:p>
      <text:p text:style-name="Standard">1:<text:s/>NACK -&gt; Nochmals senden</text:p>
      <text:p text:style-name="Standard">2: NACK -&gt; Strombuffer ist voll</text:p>
      <text:p text:style-name="Standard">3: NACK -&gt; Strom Index nicht ok</text:p>
      <text:p text:style-name="Standard">4: NACK -&gt; Nachrichten Index stimmt nicht</text:p>
      <text:p text:style-name="Standard">5: NACK -&gt; Ziel antwortet nicht</text:p>
      <text:p text:style-name="Standard">6..15: frei</text:p>
      <text:p text:style-name="Standard"/>
      <text:p text:style-name="P157"/>
      <text:p text:style-name="P158"/>
      <text:p text:style-name="P159">Paket Protokoll:</text:p>
      <text:p text:style-name="P160"/>
      <text:p text:style-name="P161"/>
      <text:p text:style-name="P162">PS-Header: CIII.NNNN NNNN.NNNN</text:p>
      <text:p text:style-name="P163"/>
      <text:p text:style-name="P164">C: Command 1 Bit</text:p>
      <text:p text:style-name="P165">0 =<text:s/>Daten</text:p>
      <text:p text:style-name="P166">1 = Command</text:p>
      <text:p text:style-name="P167"/>
      <text:p text:style-name="P168">III <text:s text:c="9"/>= <text:s/>Packet Index 0..7</text:p>
      <text:p text:style-name="P169"/>
      <text:p text:style-name="P170">Daten: CIII NNNN NNNN.NNNN PD[0..DA]</text:p>
      <text:p text:style-name="Standard"/>
      <text:p text:style-name="Standard">NNNN NNNN.NNNN = Package Daten Offset <text:s/>12 Bit 1..4096</text:p>
      <text:p text:style-name="Standard"/>
      <text:p text:style-name="P171">PD: Package Daten</text:p>
      <text:p text:style-name="P172"/>
      <text:p text:style-name="P173">DA: Datenanzahl = BN-Header.PS – sizeof(BN-Header) - sizeof(PS-Header)</text:p>
      <text:p text:style-name="P174"/>
      <text:p text:style-name="P175">Commands: CIII<text:s/>NNNN PD0 PD1</text:p>
      <text:p text:style-name="P176"/>
      <text:p text:style-name="P177">NNNN <text:s text:c="2"/>= Commands</text:p>
      <text:p text:style-name="P178"/>
      <text:p text:style-name="P179"/>
      <text:p text:style-name="P180">0: Ack: Details in PD0, PD1 commando abhänging</text:p>
      <text:p text:style-name="P181"><text:s text:c="7"/>SD0 <text:s/>= 0: Ack</text:p>
      <text:p text:style-name="Standard"><text:span text:style-name="T182"><text:s text:c="7"/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T183">Acknowlege: 0III.NNNN</text:span></text:p>
      <text:p text:style-name="P184"/>
      <text:p text:style-name="P185">NNNN <text:s/><text:s/>= Acknowlege</text:p>
      <text:p text:style-name="P186">0: ACK</text:p>
      <text:p text:style-name="Standard">1: NACK -&gt; Nochmals senden</text:p>
      <text:p text:style-name="Standard">2: NACK -&gt; Package Index nicht ok</text:p>
      <text:p text:style-name="Standard">3: NACK -&gt; Package Daten Index nicht ok</text:p>
      <text:p text:style-name="Standard">4..15: frei</text:p>
      <text:p text:style-name="Standard"/>
      <text:p text:style-name="Standard"/>
      <text:p text:style-name="P187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Standard">Anfrage Slave, Datentransfer</text:p>
      <text:p text:style-name="Standard">=&gt;0001.0000: CS CN CN</text:p>
      <text:p text:style-name="Standard">&lt;=0001.0000: CS CN CN</text:p>
      <text:p text:style-name="Standard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/>
      <text:p text:style-name="P188"/>
      <text:p text:style-name="Standard">Links</text:p>
      <text:p text:style-name="Standard"/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/>
          </table:table-cell>
          <table:table-cell table:style-name="TableCell198" table:number-columns-spanned="2">
            <text:p text:style-name="P199">Initial/Reset</text:p>
          </table:table-cell>
          <table:covered-table-cell/>
          <table:table-cell table:style-name="TableCell200" table:number-columns-spanned="2">
            <text:p text:style-name="P201">Runtime</text:p>
          </table:table-cell>
          <table:covered-table-cell/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IsInit</text:p>
          </table:table-cell>
          <table:table-cell table:style-name="TableCell207">
            <text:p text:style-name="P208">IsOnline</text:p>
          </table:table-cell>
          <table:table-cell table:style-name="TableCell209">
            <text:p text:style-name="P210">IsInit</text:p>
          </table:table-cell>
          <table:table-cell table:style-name="TableCell211">
            <text:p text:style-name="P212">IsOnline</text:p>
          </table:table-cell>
        </table:table-row>
        <table:table-row table:style-name="TableRow213">
          <table:table-cell table:style-name="TableCell214">
            <text:p text:style-name="P215">Base</text:p>
          </table:table-cell>
          <table:table-cell table:style-name="TableCell216">
            <text:p text:style-name="P217">False</text:p>
          </table:table-cell>
          <table:table-cell table:style-name="TableCell218">
            <text:p text:style-name="P219">False</text:p>
          </table:table-cell>
          <table:table-cell table:style-name="TableCell220">
            <text:p text:style-name="P221">False</text:p>
          </table:table-cell>
          <table:table-cell table:style-name="TableCell222">
            <text:p text:style-name="P223">False</text:p>
          </table:table-cell>
        </table:table-row>
        <table:table-row table:style-name="TableRow224">
          <table:table-cell table:style-name="TableCell225">
            <text:p text:style-name="P226">Comport</text:p>
          </table:table-cell>
          <table:table-cell table:style-name="TableCell227">
            <text:p text:style-name="P228">True</text:p>
          </table:table-cell>
          <table:table-cell table:style-name="TableCell229">
            <text:p text:style-name="P230">True</text:p>
          </table:table-cell>
          <table:table-cell table:style-name="TableCell231">
            <text:p text:style-name="P232">True</text:p>
          </table:table-cell>
          <table:table-cell table:style-name="TableCell233">
            <text:p text:style-name="P234">True</text:p>
          </table:table-cell>
        </table:table-row>
        <table:table-row table:style-name="TableRow235">
          <table:table-cell table:style-name="TableCell236">
            <text:p text:style-name="P237">Botcom</text:p>
          </table:table-cell>
          <table:table-cell table:style-name="TableCell238">
            <text:p text:style-name="P239">True</text:p>
          </table:table-cell>
          <table:table-cell table:style-name="TableCell240">
            <text:p text:style-name="P241">True</text:p>
          </table:table-cell>
          <table:table-cell table:style-name="TableCell242">
            <text:p text:style-name="P243">True</text:p>
          </table:table-cell>
          <table:table-cell table:style-name="TableCell244">
            <text:p text:style-name="P245">True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I2C UL</text:p>
          </table:table-cell>
          <table:table-cell table:style-name="TableCell260">
            <text:p text:style-name="P261">True</text:p>
          </table:table-cell>
          <table:table-cell table:style-name="TableCell262">
            <text:p text:style-name="P263">False</text:p>
          </table:table-cell>
          <table:table-cell table:style-name="TableCell264">
            <text:p text:style-name="P265">True</text:p>
          </table:table-cell>
          <table:table-cell table:style-name="TableCell266">
            <text:p text:style-name="P267">OnSync(Pos.): True</text:p>
            <text:p text:style-name="P268">100ms kein Sync: False</text:p>
          </table:table-cell>
        </table:table-row>
        <table:table-row table:style-name="TableRow269">
          <table:table-cell table:style-name="TableCell270">
            <text:p text:style-name="P271">I2C DL</text:p>
          </table:table-cell>
          <table:table-cell table:style-name="TableCell272">
            <text:p text:style-name="P273">True</text:p>
          </table:table-cell>
          <table:table-cell table:style-name="TableCell274">
            <text:p text:style-name="P275">False</text:p>
          </table:table-cell>
          <table:table-cell table:style-name="TableCell276">
            <text:p text:style-name="P277">True</text:p>
          </table:table-cell>
          <table:table-cell table:style-name="TableCell278">
            <text:p text:style-name="P279">OnSync(Pos.): True</text:p>
            <text:p text:style-name="P280">OnSync(Neg.): False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nRf905 UL</text:p>
          </table:table-cell>
          <table:table-cell table:style-name="TableCell295">
            <text:p text:style-name="P296">HwInit(Pos.): True</text:p>
            <text:p text:style-name="P297">HwInit(Neg.): False</text:p>
          </table:table-cell>
          <table:table-cell table:style-name="TableCell298">
            <text:p text:style-name="P299">False</text:p>
          </table:table-cell>
          <table:table-cell table:style-name="TableCell300">
            <text:p text:style-name="P301">Wie Initial</text:p>
          </table:table-cell>
          <table:table-cell table:style-name="TableCell302">
            <text:p text:style-name="P303">OnSync(Pos.): True</text:p>
            <text:p text:style-name="Standard"><text:span text:style-name="T304">100ms kein Sync: False</text:span></text:p>
          </table:table-cell>
        </table:table-row>
        <table:table-row table:style-name="TableRow305">
          <table:table-cell table:style-name="TableCell306">
            <text:p text:style-name="P307">nRf905 DL</text:p>
          </table:table-cell>
          <table:table-cell table:style-name="TableCell308">
            <text:p text:style-name="P309">HwInit(Pos.): True</text:p>
            <text:p text:style-name="P310">HwInit(Neg.): False</text:p>
          </table:table-cell>
          <table:table-cell table:style-name="TableCell311">
            <text:p text:style-name="P312">False</text:p>
          </table:table-cell>
          <table:table-cell table:style-name="TableCell313">
            <text:p text:style-name="P314">Wie Initial</text:p>
          </table:table-cell>
          <table:table-cell table:style-name="TableCell315">
            <text:p text:style-name="P316">OnSync(Pos.): True</text:p>
            <text:p text:style-name="P317">OnSync(10 x Neg.): False</text:p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nRf905Net UL</text:p>
          </table:table-cell>
          <table:table-cell table:style-name="TableCell332">
            <text:p text:style-name="P333">Wie nRf905</text:p>
          </table:table-cell>
          <table:table-cell table:style-name="TableCell334">
            <text:p text:style-name="P335">Wie<text:s/>nRf905</text:p>
          </table:table-cell>
          <table:table-cell table:style-name="TableCell336">
            <text:p text:style-name="P337">Wie nRf905</text:p>
          </table:table-cell>
          <table:table-cell table:style-name="TableCell338">
            <text:p text:style-name="P339">OnSessionStart: True; nRf905.IsOnline True<text:line-break/>OnSessionStop: False; nRf905.IsOnline False<text:s/></text:p>
            <text:p text:style-name="P340"/>
            <text:p text:style-name="P341">If (IsOnline) &amp;&amp;</text:p>
            <text:p text:style-name="P342">(!nRf905.IsOnline) OnSessionStop</text:p>
            <text:p text:style-name="P343"/>
          </table:table-cell>
        </table:table-row>
        <table:table-row table:style-name="TableRow344">
          <table:table-cell table:style-name="TableCell345">
            <text:p text:style-name="P346">nRf905Net DL</text:p>
          </table:table-cell>
          <table:table-cell table:style-name="TableCell347">
            <text:p text:style-name="P348">Wie nRf905</text:p>
          </table:table-cell>
          <table:table-cell table:style-name="TableCell349">
            <text:p text:style-name="P350">Wie nRf905</text:p>
          </table:table-cell>
          <table:table-cell table:style-name="TableCell351">
            <text:p text:style-name="P352">Wie nRf905</text:p>
          </table:table-cell>
          <table:table-cell table:style-name="TableCell353">
            <text:p text:style-name="P354">OnSessionStart: True;<text:s/>nRf905.IsOnline True</text:p>
            <text:p text:style-name="P355">OnSessionStop: False;</text:p>
            <text:p text:style-name="P356">nRf905.IsOnline False</text:p>
            <text:p text:style-name="P357"/>
            <text:p text:style-name="P358">If (IsOnline) &amp;&amp;</text:p>
            <text:p text:style-name="P359">(!nRf905.IsOnline) OnSessionStop</text:p>
          </table:table-cell>
        </table:table-row>
      </table:table>
      <text:p text:style-name="P360"/>
      <text:p text:style-name="P361"/>
      <text:p text:style-name="Standard">Bei<text:s/>„Not IsOnline“<text:s/>werden die Nachrichten nicht an den Links weitergeleitet und verworf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2"/>
      <text:p text:style-name="Standard">Session Start:</text:p>
      <text:p text:style-name="Standard"/>
      <text:p text:style-name="Standard"/>
      <text:p text:style-name="Standard"><draw:custom-shape svg:x="2.49513in" svg:y="0.00528in" svg:width="0.92431in" svg:height="0.34861in" draw:z-index="251661312" draw:id="id0" draw:style-name="a0" draw:name="Rechteck 3" text:anchor-type="paragraph"><svg:title/><svg:desc/><text:p text:style-name="P363">Slave</text:p><draw:enhanced-geometry draw:type="non-primitive" svg:viewBox="0 0 21600 21600" draw:enhanced-path="M 0 0 L 21600 0 21600 21600 0 21600 Z N"/></draw:custom-shape></text:p>
      <text:p text:style-name="Standard"><draw:g draw:z-index="251680768" draw:name="Gruppieren 15" draw:id="id5" draw:style-name="a7" text:anchor-type="paragraph"><svg:title/><svg:desc/><draw:connector draw:type="line" svg:x1="0.42966in" svg:y1="0.2833in" svg:x2="1.36201in" svg:y2="0.2833in" draw:id="id1" draw:style-name="a3" draw:name="Gerade Verbindung mit Pfeil 10"><svg:title/><svg:desc/></draw:connector><draw:connector draw:type="line" svg:x1="0.43485in" svg:y1="0.1595in" svg:x2="0.43485in" svg:y2="0.39535in" draw:id="id2" draw:style-name="a4" draw:name="Gerader Verbinder 11"><svg:title/><svg:desc/></draw:connector><draw:connector draw:type="line" svg:x1="1.36071in" svg:y1="0.17106in" svg:x2="1.36071in" svg:y2="0.40691in" draw:id="id3" draw:style-name="a5" draw:name="Gerader Verbinder 12"><svg:title/><svg:desc/></draw:connector><draw:custom-shape svg:x="0.60504in" svg:y="0.12482in" svg:width="0.6614in" svg:height="0.13873in" draw:id="id4" draw:style-name="a6" draw:name="Rechteck 14"><svg:title/><svg:desc/><text:p text:style-name="P364"><text:span text:style-name="T365">25ms</text:span></text:p><draw:enhanced-geometry draw:type="non-primitive" svg:viewBox="0 0 21600 21600" draw:enhanced-path="M 0 0 L 21600 0 21600 21600 0 21600 Z N"/></draw:custom-shape></draw:g></text:p>
      <text:p text:style-name="Standard"><draw:g draw:z-index="251686912" draw:name="Gruppieren 26" draw:id="id10" draw:style-name="a13" text:anchor-type="paragraph"><svg:title/><svg:desc/><draw:connector draw:type="line" svg:x1="5.36834in" svg:y1="0.30848in" svg:x2="5.99821in" svg:y2="0.30848in" draw:id="id6" draw:style-name="a9" draw:name="Gerade Verbindung mit Pfeil 27"><svg:title/><svg:desc/></draw:connector><draw:connector draw:type="line" svg:x1="5.37186in" svg:y1="0.18489in" svg:x2="5.37186in" svg:y2="0.42034in" draw:id="id7" draw:style-name="a10" draw:name="Gerader Verbinder 28"><svg:title/><svg:desc/></draw:connector><draw:connector draw:type="line" svg:x1="5.99733in" svg:y1="0.19643in" svg:x2="5.99733in" svg:y2="0.43188in" draw:id="id8" draw:style-name="a11" draw:name="Gerader Verbinder 29"><svg:title/><svg:desc/></draw:connector><draw:custom-shape svg:x="5.3929in" svg:y="0.15027in" svg:width="0.54061in" svg:height="0.34375in" draw:id="id9" draw:style-name="a12" draw:name="Rechteck 30"><svg:title/><svg:desc/><text:p text:style-name="P366"><text:span text:style-name="T367">Warten auf Sync</text:span></text:p><draw:enhanced-geometry draw:type="non-primitive" svg:viewBox="0 0 21600 21600" draw:enhanced-path="M 0 0 L 21600 0 21600 21600 0 21600 Z N"/></draw:custom-shape></draw:g><draw:g draw:z-index="251703296" draw:name="Gruppieren 60" draw:id="id15" draw:style-name="a19" text:anchor-type="paragraph"><svg:title/><svg:desc/><draw:connector draw:type="line" svg:x1="3.27094in" svg:y1="0.26321in" svg:x2="4.03718in" svg:y2="0.26321in" draw:id="id11" draw:style-name="a15" draw:name="Gerade Verbindung mit Pfeil 61"><svg:title/><svg:desc/></draw:connector><draw:connector draw:type="line" svg:x1="3.27521in" svg:y1="0.13948in" svg:x2="3.27521in" svg:y2="0.37521in" draw:id="id12" draw:style-name="a16" draw:name="Gerader Verbinder 62"><svg:title/><svg:desc/></draw:connector><draw:connector draw:type="line" svg:x1="4.0361in" svg:y1="0.15103in" svg:x2="4.0361in" svg:y2="0.38676in" draw:id="id13" draw:style-name="a17" draw:name="Gerader Verbinder 63"><svg:title/><svg:desc/></draw:connector><draw:custom-shape svg:x="3.3008in" svg:y="0.10482in" svg:width="0.7104in" svg:height="0.34416in" draw:id="id14" draw:style-name="a18" draw:name="Rechteck 64"><svg:title/><svg:desc/><text:p text:style-name="P368"><text:span text:style-name="T369">Warten Session Start</text:span></text:p><draw:enhanced-geometry draw:type="non-primitive" svg:viewBox="0 0 21600 21600" draw:enhanced-path="M 0 0 L 21600 0 21600 21600 0 21600 Z N"/></draw:custom-shape></draw:g></text:p>
      <text:p text:style-name="Standard"><draw:custom-shape svg:x="4.82863in" svg:y="0.0359in" svg:width="0.52778in" svg:height="0.48056in" draw:z-index="251671552" draw:id="id16" draw:style-name="a20" draw:name="Rechteck 8" text:anchor-type="paragraph"><svg:title/><svg:desc/><text:p text:style-name="P370">Empfangs</text:p><text:p text:style-name="P371"><text:span text:style-name="T372">bereit</text:span></text:p><draw:enhanced-geometry draw:type="non-primitive" svg:viewBox="0 0 21600 21600" draw:enhanced-path="M 0 0 L 21600 0 21600 21600 0 21600 Z N"/></draw:custom-shape><draw:custom-shape svg:x="4.05951in" svg:y="0.03986in" svg:width="0.52778in" svg:height="0.48056in" draw:z-index="251669504" draw:id="id17" draw:style-name="a21" draw:name="Rechteck 7" text:anchor-type="paragraph"><svg:title/><svg:desc/><text:p text:style-name="P373">Set</text:p><text:p text:style-name="P374"><text:span text:style-name="T375">Cfg</text:span></text:p><draw:enhanced-geometry draw:type="non-primitive" svg:viewBox="0 0 21600 21600" draw:enhanced-path="M 0 0 L 21600 0 21600 21600 0 21600 Z N"/></draw:custom-shape><draw:custom-shape svg:x="1.96098in" svg:y="0.02243in" svg:width="0.52778in" svg:height="0.48056in" draw:z-index="251665408" draw:id="id18" draw:style-name="a22" draw:name="Rechteck 5" text:anchor-type="paragraph"><svg:title/><svg:desc/><text:p text:style-name="P376">Ping</text:p><text:p text:style-name="P377"><text:span text:style-name="T378">Done</text:span></text:p><draw:enhanced-geometry draw:type="non-primitive" svg:viewBox="0 0 21600 21600" draw:enhanced-path="M 0 0 L 21600 0 21600 21600 0 21600 Z N"/></draw:custom-shape><draw:custom-shape svg:x="1.36834in" svg:y="0.01055in" svg:width="0.40556in" svg:height="0.49306in" draw:z-index="251663360" draw:id="id19" draw:style-name="a23" draw:name="Rechteck 4" text:anchor-type="paragraph"><svg:title/><svg:desc/><text:p text:style-name="P379"><text:span text:style-name="T380">Ping</text:span></text:p><draw:enhanced-geometry draw:type="non-primitive" svg:viewBox="0 0 21600 21600" draw:enhanced-path="M 0 0 L 21600 0 21600 21600 0 21600 Z N"/></draw:custom-shape><draw:custom-shape svg:x="2.72505in" svg:y="0.02292in" svg:width="0.52778in" svg:height="0.48056in" draw:z-index="251667456" draw:id="id20" draw:style-name="a24" draw:name="Rechteck 6" text:anchor-type="paragraph"><svg:title/><svg:desc/><text:p text:style-name="P381">Empfangs</text:p><text:p text:style-name="P382"><text:span text:style-name="T383">bereit</text:span></text:p><draw:enhanced-geometry draw:type="non-primitive" svg:viewBox="0 0 21600 21600" draw:enhanced-path="M 0 0 L 21600 0 21600 21600 0 21600 Z N"/></draw:custom-shape><draw:custom-shape svg:x="0.06156in" svg:y="0.0059in" svg:width="0.37708in" svg:height="0.48056in" draw:z-index="251658240" draw:id="id21" draw:style-name="a25" draw:name="Rechteck 1" text:anchor-type="paragraph"><svg:title/><svg:desc/><text:p text:style-name="P384"><text:span text:style-name="T385">Status</text:span></text:p><draw:enhanced-geometry draw:type="non-primitive" svg:viewBox="0 0 21600 21600" draw:enhanced-path="M 0 0 L 21600 0 21600 21600 0 21600 Z N"/></draw:custom-shape><draw:custom-shape svg:x="6.03551in" svg:y="0.03732in" svg:width="0.52778in" svg:height="0.48056in" draw:z-index="251673600" draw:id="id22" draw:style-name="a26" draw:name="Rechteck 9" text:anchor-type="paragraph"><svg:title/><svg:desc/><text:p text:style-name="P386">Sync</text:p><draw:enhanced-geometry draw:type="non-primitive" svg:viewBox="0 0 21600 21600" draw:enhanced-path="M 0 0 L 21600 0 21600 21600 0 21600 Z N"/></draw:custom-shape></text:p>
      <text:p text:style-name="Standard"/>
      <text:p text:style-name="Standard"><draw:connector draw:type="curve" svg:x1="5.08443in" svg:y1="1.75673in" svg:x2="6.04554in" svg:y2="0.12478in" draw:z-index="251717632" draw:id="id23" draw:style-name="a28" draw:name="Verbinder: gekrümmt 84" text:anchor-type="paragraph"><svg:title/><svg:desc/></draw:connector><draw:connector draw:type="curve" svg:x1="2.66055in" svg:y1="1.74378in" svg:x2="4.05222in" svg:y2="0.13128in" draw:z-index="251707392" draw:id="id24" draw:style-name="a30" draw:name="Verbinder: gekrümmt 71" text:anchor-type="paragraph"><svg:title/><svg:desc/></draw:connector><draw:connector draw:type="curve" svg:x1="1.76376in" svg:y1="0.12073in" svg:x2="0.66515in" svg:y2="1.72975in" draw:z-index="251706368" draw:id="id25" draw:style-name="a32" draw:name="Verbinder: gekrümmt 70" text:anchor-type="paragraph"><svg:title/><svg:desc/></draw:connector><draw:connector draw:type="line" svg:x1="-0.07052in" svg:y1="0.10312in" svg:x2="6.71212in" svg:y2="0.14131in" draw:z-index="251659264" draw:id="id26" draw:style-name="a34" draw:name="Gerade Verbindung mit Pfeil 2" text:anchor-type="paragraph"><svg:title/><svg:desc/></draw:connector></text:p>
      <text:p text:style-name="Standard"><draw:g draw:z-index="251684864" draw:name="Gruppieren 21" draw:id="id31" draw:style-name="a41" text:anchor-type="paragraph"><svg:title/><svg:desc/><draw:connector draw:type="line" svg:x1="4.04538in" svg:y1="0.22645in" svg:x2="5.33844in" svg:y2="0.22645in" draw:id="id27" draw:style-name="a37" draw:name="Gerade Verbindung mit Pfeil 22"><svg:title/><svg:desc/></draw:connector><draw:connector draw:type="line" svg:x1="4.05259in" svg:y1="0.10272in" svg:x2="4.05259in" svg:y2="0.33844in" draw:id="id28" draw:style-name="a38" draw:name="Gerader Verbinder 23"><svg:title/><svg:desc/></draw:connector><draw:connector draw:type="line" svg:x1="5.33663in" svg:y1="0.11427in" svg:x2="5.33663in" svg:y2="0.35in" draw:id="id29" draw:style-name="a39" draw:name="Gerader Verbinder 24"><svg:title/><svg:desc/></draw:connector><draw:custom-shape svg:x="4.28861in" svg:y="0.06806in" svg:width="0.91727in" svg:height="0.13866in" draw:id="id30" draw:style-name="a40" draw:name="Rechteck 25"><svg:title/><svg:desc/><text:p text:style-name="P387"><text:span text:style-name="T388">Max. 5ms</text:span></text:p><draw:enhanced-geometry draw:type="non-primitive" svg:viewBox="0 0 21600 21600" draw:enhanced-path="M 0 0 L 21600 0 21600 21600 0 21600 Z N"/></draw:custom-shape></draw:g><draw:g draw:z-index="251682816" draw:name="Gruppieren 16" draw:id="id36" draw:style-name="a48" text:anchor-type="paragraph"><svg:title/><svg:desc/><draw:connector draw:type="line" svg:x1="1.95925in" svg:y1="0.21741in" svg:x2="3.25296in" svg:y2="0.21741in" draw:id="id32" draw:style-name="a44" draw:name="Gerade Verbindung mit Pfeil 17"><svg:title/><svg:desc/></draw:connector><draw:connector draw:type="line" svg:x1="1.96647in" svg:y1="0.09361in" svg:x2="1.96647in" svg:y2="0.32946in" draw:id="id33" draw:style-name="a45" draw:name="Gerader Verbinder 18"><svg:title/><svg:desc/></draw:connector><draw:connector draw:type="line" svg:x1="3.25115in" svg:y1="0.10517in" svg:x2="3.25115in" svg:y2="0.34102in" draw:id="id34" draw:style-name="a46" draw:name="Gerader Verbinder 19"><svg:title/><svg:desc/></draw:connector><draw:custom-shape svg:x="2.20261in" svg:y="0.05893in" svg:width="0.91773in" svg:height="0.13873in" draw:id="id35" draw:style-name="a47" draw:name="Rechteck 20"><svg:title/><svg:desc/><text:p text:style-name="P389"><text:span text:style-name="T390">Max. 5ms</text:span></text:p><draw:enhanced-geometry draw:type="non-primitive" svg:viewBox="0 0 21600 21600" draw:enhanced-path="M 0 0 L 21600 0 21600 21600 0 21600 Z N"/></draw:custom-shape></draw:g></text:p>
      <text:p text:style-name="Standard"/>
      <text:p text:style-name="Standard"/>
      <text:p text:style-name="Standard"/>
      <text:p text:style-name="Standard"/>
      <text:p text:style-name="Standard"><draw:custom-shape svg:x="2.49513in" svg:y="0.00528in" svg:width="0.92431in" svg:height="0.34861in" draw:z-index="251691008" draw:id="id37" draw:style-name="a49" draw:name="Rechteck 31" text:anchor-type="paragraph"><svg:title/><svg:desc/><text:p text:style-name="P391">Master</text:p><draw:enhanced-geometry draw:type="non-primitive" svg:viewBox="0 0 21600 21600" draw:enhanced-path="M 0 0 L 21600 0 21600 21600 0 21600 Z N"/></draw:custom-shape></text:p>
      <text:p text:style-name="Standard"/>
      <text:p text:style-name="Standard"><draw:g draw:z-index="251705344" draw:name="Gruppieren 65" draw:id="id42" draw:style-name="a55" text:anchor-type="paragraph"><svg:title/><svg:desc/><draw:connector draw:type="line" svg:x1="-0.0974in" svg:y1="0.35543in" svg:x2="0.66883in" svg:y2="0.35543in" draw:id="id38" draw:style-name="a51" draw:name="Gerade Verbindung mit Pfeil 66"><svg:title/><svg:desc/></draw:connector><draw:connector draw:type="line" svg:x1="-0.09313in" svg:y1="0.2317in" svg:x2="-0.09313in" svg:y2="0.46742in" draw:id="id39" draw:style-name="a52" draw:name="Gerader Verbinder 67"><svg:title/><svg:desc/></draw:connector><draw:connector draw:type="line" svg:x1="0.66776in" svg:y1="0.24325in" svg:x2="0.66776in" svg:y2="0.47898in" draw:id="id40" draw:style-name="a53" draw:name="Gerader Verbinder 68"><svg:title/><svg:desc/></draw:connector><draw:custom-shape svg:x="-0.06754in" svg:y="0.19703in" svg:width="0.7104in" svg:height="0.34416in" draw:id="id41" draw:style-name="a54" draw:name="Rechteck 69"><svg:title/><svg:desc/><text:p text:style-name="P392"><text:span text:style-name="T393">Warten auf Ping</text:span></text:p><draw:enhanced-geometry draw:type="non-primitive" svg:viewBox="0 0 21600 21600" draw:enhanced-path="M 0 0 L 21600 0 21600 21600 0 21600 Z N"/></draw:custom-shape></draw:g></text:p>
      <text:p text:style-name="Standard"><draw:custom-shape svg:x="4.5549in" svg:y="0.03031in" svg:width="0.52778in" svg:height="0.48056in" draw:z-index="251697152" draw:id="id43" draw:style-name="a56" draw:name="Rechteck 48" text:anchor-type="paragraph"><svg:title/><svg:desc/><text:p text:style-name="P394">Start Send</text:p><text:p text:style-name="P395">Sync</text:p><draw:enhanced-geometry draw:type="non-primitive" svg:viewBox="0 0 21600 21600" draw:enhanced-path="M 0 0 L 21600 0 21600 21600 0 21600 Z N"/></draw:custom-shape><draw:custom-shape svg:x="3.68831in" svg:y="0.02928in" svg:width="0.52778in" svg:height="0.48056in" draw:z-index="251713536" draw:id="id44" draw:style-name="a57" draw:name="Rechteck 78" text:anchor-type="paragraph"><svg:title/><svg:desc/><text:p text:style-name="P396"><text:span text:style-name="T397">5ms warten</text:span></text:p><draw:enhanced-geometry draw:type="non-primitive" svg:viewBox="0 0 21600 21600" draw:enhanced-path="M 0 0 L 21600 0 21600 21600 0 21600 Z N"/></draw:custom-shape><draw:custom-shape svg:x="2.98642in" svg:y="0.01295in" svg:width="0.52778in" svg:height="0.48056in" draw:z-index="251711488" draw:id="id45" draw:style-name="a58" draw:name="Rechteck 77" text:anchor-type="paragraph"><svg:title/><svg:desc/><text:p text:style-name="P398">Set<text:s/></text:p><text:p text:style-name="P399"><text:span text:style-name="T400">Online</text:span></text:p><draw:enhanced-geometry draw:type="non-primitive" svg:viewBox="0 0 21600 21600" draw:enhanced-path="M 0 0 L 21600 0 21600 21600 0 21600 Z N"/></draw:custom-shape><draw:custom-shape svg:x="1.3869in" svg:y="0.01577in" svg:width="0.52778in" svg:height="0.48056in" draw:z-index="251694080" draw:id="id46" draw:style-name="a59" draw:name="Rechteck 46" text:anchor-type="paragraph"><svg:title/><svg:desc/><text:p text:style-name="P401"><text:span text:style-name="T402">5ms warten</text:span></text:p><draw:enhanced-geometry draw:type="non-primitive" svg:viewBox="0 0 21600 21600" draw:enhanced-path="M 0 0 L 21600 0 21600 21600 0 21600 Z N"/></draw:custom-shape><draw:custom-shape svg:x="2.14345in" svg:y="0.0219in" svg:width="0.52778in" svg:height="0.48056in" draw:z-index="251693056" draw:id="id47" draw:style-name="a60" draw:name="Rechteck 44" text:anchor-type="paragraph"><svg:title/><svg:desc/><text:p text:style-name="P403"><text:span text:style-name="T404">Send Session Start</text:span></text:p><draw:enhanced-geometry draw:type="non-primitive" svg:viewBox="0 0 21600 21600" draw:enhanced-path="M 0 0 L 21600 0 21600 21600 0 21600 Z N"/></draw:custom-shape><draw:custom-shape svg:x="0.67591in" svg:y="0.0201in" svg:width="0.52778in" svg:height="0.48056in" draw:z-index="251695104" draw:id="id48" draw:style-name="a61" draw:name="Rechteck 43" text:anchor-type="paragraph"><svg:title/><svg:desc/><text:p text:style-name="P405">Set</text:p><text:p text:style-name="P406"><text:span text:style-name="T407">Cfg</text:span></text:p><draw:enhanced-geometry draw:type="non-primitive" svg:viewBox="0 0 21600 21600" draw:enhanced-path="M 0 0 L 21600 0 21600 21600 0 21600 Z N"/></draw:custom-shape></text:p>
      <text:p text:style-name="Standard"/>
      <text:p text:style-name="Standard"><draw:connector draw:type="line" svg:x1="-0.07052in" svg:y1="0.10312in" svg:x2="6.71212in" svg:y2="0.14131in" draw:z-index="251689984" draw:id="id49" draw:style-name="a63" draw:name="Gerade Verbindung mit Pfeil 49" text:anchor-type="paragraph"><svg:title/><svg:desc/></draw:connector></text:p>
      <text:p text:style-name="Standard"><draw:g draw:z-index="251715584" draw:name="Gruppieren 79" draw:id="id54" draw:style-name="a70" text:anchor-type="paragraph"><svg:title/><svg:desc/><draw:connector draw:type="line" svg:x1="3.50471in" svg:y1="0.17401in" svg:x2="4.55641in" svg:y2="0.17401in" draw:id="id50" draw:style-name="a66" draw:name="Gerade Verbindung mit Pfeil 80"><svg:title/><svg:desc/></draw:connector><draw:connector draw:type="line" svg:x1="3.51057in" svg:y1="0.05021in" svg:x2="3.51057in" svg:y2="0.28606in" draw:id="id51" draw:style-name="a67" draw:name="Gerader Verbinder 81"><svg:title/><svg:desc/></draw:connector><draw:connector draw:type="line" svg:x1="4.55494in" svg:y1="0.06177in" svg:x2="4.55494in" svg:y2="0.29762in" draw:id="id52" draw:style-name="a68" draw:name="Gerader Verbinder 82"><svg:title/><svg:desc/></draw:connector><draw:custom-shape svg:x="3.70254in" svg:y="0.01553in" svg:width="0.74606in" svg:height="0.13873in" draw:id="id53" draw:style-name="a69" draw:name="Rechteck 83"><svg:title/><svg:desc/><text:p text:style-name="P408"><text:span text:style-name="T409">min. 5ms</text:span></text:p><draw:enhanced-geometry draw:type="non-primitive" svg:viewBox="0 0 21600 21600" draw:enhanced-path="M 0 0 L 21600 0 21600 21600 0 21600 Z N"/></draw:custom-shape></draw:g><draw:g draw:z-index="251709440" draw:name="Gruppieren 72" draw:id="id59" draw:style-name="a77" text:anchor-type="paragraph"><svg:title/><svg:desc/><draw:connector draw:type="line" svg:x1="1.18274in" svg:y1="0.16751in" svg:x2="2.64756in" svg:y2="0.16751in" draw:id="id55" draw:style-name="a73" draw:name="Gerade Verbindung mit Pfeil 73"><svg:title/><svg:desc/></draw:connector><draw:connector draw:type="line" svg:x1="1.1909in" svg:y1="0.04372in" svg:x2="1.1909in" svg:y2="0.27957in" draw:id="id56" draw:style-name="a74" draw:name="Gerader Verbinder 74"><svg:title/><svg:desc/></draw:connector><draw:connector draw:type="line" svg:x1="2.64551in" svg:y1="0.05528in" svg:x2="2.64551in" svg:y2="0.29113in" draw:id="id57" draw:style-name="a75" draw:name="Gerader Verbinder 75"><svg:title/><svg:desc/></draw:connector><draw:custom-shape svg:x="1.45828in" svg:y="0.00904in" svg:width="1.03912in" svg:height="0.13873in" draw:id="id58" draw:style-name="a76" draw:name="Rechteck 76"><svg:title/><svg:desc/><text:p text:style-name="P410"><text:span text:style-name="T411">min. 5ms</text:span></text:p><draw:enhanced-geometry draw:type="non-primitive" svg:viewBox="0 0 21600 21600" draw:enhanced-path="M 0 0 L 21600 0 21600 21600 0 2160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  <draw:marker draw:name="a14" svg:viewBox="0 0 20 30" svg:d="m10 0-10 30h20z"/>
    <draw:marker draw:name="a2" svg:viewBox="0 0 20 30" svg:d="m10 0-10 30h20z"/>
    <draw:marker draw:name="a31" svg:viewBox="0 0 20 30" svg:d="m10 0-10 30h20z"/>
    <draw:marker draw:name="a27" svg:viewBox="0 0 20 30" svg:d="m10 0-10 30h20z"/>
    <draw:marker draw:name="a8" svg:viewBox="0 0 20 30" svg:d="m10 0-10 30h20z"/>
    <draw:marker draw:name="a33" svg:viewBox="0 0 20 30" svg:d="m10 0-10 30h20z"/>
    <draw:marker draw:name="a29" svg:viewBox="0 0 20 30" svg:d="m10 0-10 30h20z"/>
    <draw:marker draw:name="a35" svg:viewBox="0 0 20 30" svg:d="m10 0-10 30h20z"/>
    <draw:marker draw:name="a36" svg:viewBox="0 0 20 30" svg:d="m10 0-10 30h20z"/>
    <draw:marker draw:name="a42" svg:viewBox="0 0 20 30" svg:d="m10 0-10 30h20z"/>
    <draw:marker draw:name="a43" svg:viewBox="0 0 20 30" svg:d="m10 0-10 30h20z"/>
    <draw:marker draw:name="a50" svg:viewBox="0 0 20 30" svg:d="m10 0-10 30h20z"/>
    <draw:marker draw:name="a62" svg:viewBox="0 0 20 30" svg:d="m10 0-10 30h20z"/>
    <draw:marker draw:name="a64" svg:viewBox="0 0 20 30" svg:d="m10 0-10 30h20z"/>
    <draw:marker draw:name="a65" svg:viewBox="0 0 20 30" svg:d="m10 0-10 30h20z"/>
    <draw:marker draw:name="a71" svg:viewBox="0 0 20 30" svg:d="m10 0-10 30h20z"/>
    <draw:marker draw:name="a72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es, Florian</dc:creator>
    <meta:creation-date>2009-04-16T11:32:00Z</meta:creation-date>
    <dc:date>2020-12-15T07:46:00Z</dc:date>
    <meta:print-date>2020-12-10T10:38:00Z</meta:print-date>
    <meta:template xlink:href="Normal.dotm" xlink:type="simple"/>
    <meta:editing-cycles>7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0" meta:word-count="720" meta:character-count="5248" meta:row-count="37" meta:non-whitespace-character-count="4538"/>
  </office:meta>
</office:document-meta>
</file>